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2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4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10" style:family="paragraph">
      <style:paragraph-properties fo:margin-left="0cm" fo:margin-right="0cm" fo:text-indent="0cm"/>
      <style:text-properties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4" draw:layer="layout" svg:width="30cm" svg:height="30cm" svg:x="1.5cm" svg:y="-4cm">
          <text:p/>
        </draw:rect>
        <draw:connector draw:style-name="gr2" draw:text-style-name="P1" draw:layer="layout" draw:type="line" svg:x1="23.413cm" svg:y1="11.334cm" svg:x2="24.701cm" svg:y2="6.967cm" draw:start-shape="id1" draw:start-glue-point="4" draw:end-shape="id2" draw:end-glue-point="8">
          <text:p/>
        </draw:connector>
        <draw:connector draw:style-name="gr2" draw:text-style-name="P1" draw:layer="layout" draw:type="line" svg:x1="23.413cm" svg:y1="11.334cm" svg:x2="23.401cm" svg:y2="4.267cm" draw:start-shape="id1" draw:start-glue-point="4" draw:end-shape="id3" draw:end-glue-point="8">
          <text:p/>
        </draw:connector>
        <draw:connector draw:style-name="gr2" draw:text-style-name="P1" draw:layer="layout" draw:type="line" svg:x1="23.401cm" svg:y1="4.267cm" svg:x2="24.701cm" svg:y2="6.134cm" draw:start-shape="id3" draw:start-glue-point="8" draw:end-shape="id2" draw:end-glue-point="4">
          <text:p/>
        </draw:connector>
        <draw:g>
          <draw:custom-shape draw:style-name="gr3" draw:text-style-name="P3" draw:layer="layout" svg:width="0.834cm" svg:height="0.833cm" svg:x="7.981cm" svg:y="15.634cm">
            <text:p text:style-name="P2"><text:span text:style-name="T1">4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4" draw:text-style-name="P1" draw:layer="layout" svg:width="11.804cm" svg:height="11.7cm" svg:x="2.496cm" svg:y="10.2cm">
            <text:p/>
          </draw:ellipse>
          <draw:circle draw:style-name="gr5" draw:text-style-name="P1" draw:layer="layout" svg:width="6.86cm" svg:height="6.86cm" svg:x="4.968cm" svg:y="12.62cm">
            <text:p/>
          </draw:circle>
        </draw:g>
        <draw:g>
          <draw:custom-shape draw:style-name="gr3" draw:text-style-name="P3" draw:layer="layout" svg:width="0.841cm" svg:height="0.833cm" svg:x="7.982cm" svg:y="3.434cm">
            <text:p text:style-name="P2"><text:span text:style-name="T1">5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4" draw:text-style-name="P1" draw:layer="layout" svg:width="11.804cm" svg:height="11.7cm" svg:x="2.5cm" svg:y="-2cm">
            <text:p/>
          </draw:ellipse>
          <draw:circle draw:style-name="gr5" draw:text-style-name="P1" draw:layer="layout" svg:width="6.86cm" svg:height="6.86cm" svg:x="4.972cm" svg:y="0.42cm">
            <text:p/>
          </draw:circle>
        </draw:g>
        <draw:g>
          <draw:custom-shape draw:style-name="gr6" draw:text-style-name="P5" draw:id="id1" draw:layer="layout" svg:width="0.834cm" svg:height="0.833cm" svg:x="22.997cm" svg:y="11.334cm">
            <text:p text:style-name="P4"><text:span text:style-name="T2">3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7" draw:text-style-name="P6" draw:layer="layout" svg:width="11.804cm" svg:height="11.7cm" svg:x="17.512cm" svg:y="5.9cm">
            <text:p/>
          </draw:ellipse>
          <draw:circle draw:style-name="gr8" draw:text-style-name="P6" draw:layer="layout" svg:width="6.86cm" svg:height="6.86cm" svg:x="19.984cm" svg:y="8.32cm">
            <text:p/>
          </draw:circle>
        </draw:g>
        <draw:g>
          <draw:custom-shape draw:style-name="gr3" draw:text-style-name="P3" draw:id="id2" draw:layer="layout" svg:width="0.834cm" svg:height="0.833cm" svg:x="24.285cm" svg:y="6.134cm">
            <text:p text:style-name="P2"><text:span text:style-name="T1">1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ircle draw:style-name="gr9" draw:text-style-name="P1" draw:layer="layout" svg:width="6.86cm" svg:height="6.86cm" svg:x="21.272cm" svg:y="3.12cm">
            <text:p/>
          </draw:circle>
          <draw:ellipse draw:style-name="gr10" draw:text-style-name="P1" draw:layer="layout" svg:width="11.804cm" svg:height="11.7cm" svg:x="18.8cm" svg:y="0.7cm">
            <text:p/>
          </draw:ellipse>
        </draw:g>
        <draw:connector draw:style-name="gr2" draw:text-style-name="P1" draw:layer="layout" draw:type="line" svg:x1="16.5cm" svg:y1="-4cm" svg:x2="16.5cm" svg:y2="-4cm" draw:start-shape="id4" draw:end-shape="id4">
          <text:p/>
        </draw:connector>
        <draw:frame draw:style-name="gr11" draw:text-style-name="P8" draw:layer="layout" svg:width="6.5cm" svg:height="1.775cm" svg:x="9cm" svg:y="-4.8cm">
          <draw:text-box>
            <text:p text:style-name="P7"><text:span text:style-name="T3">Spielewelt</text:span></text:p>
          </draw:text-box>
        </draw:frame>
        <draw:g>
          <draw:custom-shape draw:style-name="gr3" draw:text-style-name="P3" draw:id="id3" draw:layer="layout" svg:width="0.834cm" svg:height="0.833cm" svg:x="22.985cm" svg:y="3.434cm">
            <text:p text:style-name="P2"><text:span text:style-name="T1">2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4" draw:text-style-name="P1" draw:layer="layout" svg:width="11.804cm" svg:height="11.7cm" svg:x="17.5cm" svg:y="-2cm">
            <text:p/>
          </draw:ellipse>
          <draw:circle draw:style-name="gr5" draw:text-style-name="P1" draw:layer="layout" svg:width="6.86cm" svg:height="6.86cm" svg:x="19.972cm" svg:y="0.42cm">
            <text:p/>
          </draw:circle>
        </draw:g>
        <draw:g>
          <draw:line draw:style-name="gr12" draw:text-style-name="P9" draw:layer="layout" svg:x1="15.345cm" svg:y1="19.897cm" svg:x2="18.037cm" svg:y2="19.897cm">
            <text:p/>
          </draw:line>
          <draw:frame draw:style-name="gr13" draw:text-style-name="P11" draw:layer="layout" svg:width="8.074cm" svg:height="3.298cm" svg:x="18.437cm" svg:y="19cm">
            <draw:text-box>
              <text:p text:style-name="P10"><text:span text:style-name="T4">Öffentliche Zone</text:span></text:p>
            </draw:text-box>
          </draw:frame>
          <draw:line draw:style-name="gr14" draw:text-style-name="P9" draw:layer="layout" svg:x1="15.345cm" svg:y1="21.692cm" svg:x2="18.037cm" svg:y2="21.692cm">
            <text:p/>
          </draw:line>
          <draw:frame draw:style-name="gr15" draw:text-style-name="P11" draw:layer="layout" svg:width="11.663cm" svg:height="3.297cm" svg:x="18.437cm" svg:y="20.795cm">
            <draw:text-box>
              <text:p text:style-name="P10"><text:span text:style-name="T4">Private und Soziale Zone</text:span></text:p>
            </draw:text-box>
          </draw:frame>
          <draw:line draw:style-name="gr2" draw:text-style-name="P9" draw:layer="layout" svg:x1="15.525cm" svg:y1="23.485cm" svg:x2="18.217cm" svg:y2="23.485cm">
            <text:p/>
          </draw:line>
          <draw:frame draw:style-name="gr16" draw:text-style-name="P13" draw:layer="layout" svg:width="11.663cm" svg:height="1.813cm" svg:x="18.437cm" svg:y="22.588cm">
            <draw:text-box>
              <text:p text:style-name="P12"><text:span text:style-name="T4">Audioverbindu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05T16:18:16</dc:date>
    <meta:editing-cycles>5</meta:editing-cycles>
    <meta:editing-duration>PT1H42M4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